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5bc9" officeooo:paragraph-rsid="00005bc9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officeooo:rsid="00005bc9" officeooo:paragraph-rsid="00005bc9" style:font-weight-asian="bold"/>
    </style:style>
    <style:style style:name="P3" style:family="paragraph" style:parent-style-name="Standard" style:master-page-name="Standard">
      <style:paragraph-properties fo:line-height="100%" fo:text-align="end" style:justify-single-word="false" style:page-number="auto"/>
      <style:text-properties fo:font-weight="bold" officeooo:paragraph-rsid="00005bc9" style:font-weight-asian="bold"/>
    </style:style>
    <style:style style:name="P4" style:family="paragraph" style:parent-style-name="Standard">
      <style:text-properties officeooo:rsid="0004346e" officeooo:paragraph-rsid="0004346e"/>
    </style:style>
    <style:style style:name="P5" style:family="paragraph" style:parent-style-name="Standard">
      <style:text-properties officeooo:rsid="0004af3f" officeooo:paragraph-rsid="0004af3f"/>
    </style:style>
    <style:style style:name="P6" style:family="paragraph" style:parent-style-name="Standard">
      <style:text-properties fo:font-weight="bold" officeooo:rsid="0004af3f" officeooo:paragraph-rsid="0004af3f" style:font-weight-asian="bold" style:font-weight-complex="bold"/>
    </style:style>
    <style:style style:name="P7" style:family="paragraph" style:parent-style-name="Standard">
      <style:text-properties fo:font-weight="bold" officeooo:rsid="00059823" officeooo:paragraph-rsid="00059823" style:font-weight-asian="bold" style:font-weight-complex="bold"/>
    </style:style>
    <style:style style:name="P8" style:family="paragraph" style:parent-style-name="Standard">
      <style:text-properties fo:font-weight="bold" officeooo:rsid="00063efd" officeooo:paragraph-rsid="00063efd" style:font-weight-asian="bold" style:font-weight-complex="bold"/>
    </style:style>
    <style:style style:name="P9" style:family="paragraph" style:parent-style-name="Standard">
      <style:text-properties officeooo:rsid="00059823" officeooo:paragraph-rsid="00059823"/>
    </style:style>
    <style:style style:name="P10" style:family="paragraph" style:parent-style-name="Standard">
      <style:text-properties officeooo:rsid="00063efd" officeooo:paragraph-rsid="00063efd"/>
    </style:style>
    <style:style style:name="P11" style:family="paragraph" style:parent-style-name="Standard">
      <style:text-properties fo:font-weight="normal" officeooo:rsid="00063efd" officeooo:paragraph-rsid="00063efd" style:font-weight-asian="normal" style:font-weight-complex="normal"/>
    </style:style>
    <style:style style:name="P12" style:family="paragraph" style:parent-style-name="Header">
      <style:paragraph-properties fo:text-align="center" style:justify-single-word="false"/>
      <style:text-properties officeooo:paragraph-rsid="00031541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05bc9" style:font-size-asian="14pt" style:font-weight-asian="bold"/>
    </style:style>
    <style:style style:name="T3" style:family="text">
      <style:text-properties fo:font-size="14pt" fo:font-weight="bold" officeooo:rsid="00031541" style:font-size-asian="14pt" style:font-weight-asian="bold"/>
    </style:style>
    <style:style style:name="T4" style:family="text">
      <style:text-properties style:font-name="Liberation Serif" fo:font-size="14pt" fo:font-weight="bold" style:font-size-asian="14pt" style:font-weight-asian="bold" style:font-name-complex="Courier New"/>
    </style:style>
    <style:style style:name="T5" style:family="text">
      <style:text-properties style:font-name="Liberation Serif" fo:font-size="14pt" fo:font-weight="bold" officeooo:rsid="00031541" style:font-size-asian="14pt" style:font-weight-asian="bold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hushan Sonawane</text:p>
      <text:p text:style-name="P2">BE E 66 (BATCH 3)</text:p>
      <text:p text:style-name="P6">yacc.y</text:p>
      <text:p text:style-name="P5"/>
      <text:p text:style-name="P4">%{</text:p>
      <text:p text:style-name="P4">#include &lt;stdio.h&gt;</text:p>
      <text:p text:style-name="P4">#include &lt;math.h&gt;</text:p>
      <text:p text:style-name="P4">void yyerror(char const *s){printf("Error");}</text:p>
      <text:p text:style-name="P4">%}</text:p>
      <text:p text:style-name="P4"></text:p>
      <text:p text:style-name="P4">%union{ float d; }</text:p>
      <text:p text:style-name="P4">%left '+' '-'</text:p>
      <text:p text:style-name="P4">%left '*' '/'</text:p>
      <text:p text:style-name="P4">%right '^'</text:p>
      <text:p text:style-name="P4">%nonassoc UN</text:p>
      <text:p text:style-name="P4">%type &lt;d&gt; E</text:p>
      <text:p text:style-name="P4">%token &lt;d&gt; NUM </text:p>
      <text:p text:style-name="P4">%token NL SINE LOG</text:p>
      <text:p text:style-name="P4"></text:p>
      <text:p text:style-name="P4">%%</text:p>
      <text:p text:style-name="P4"></text:p>
      <text:p text:style-name="P4">S : S E NL <text:s/>{printf("Ans is %f\n",$2);} </text:p>
      <text:p text:style-name="P4"><text:tab/>|</text:p>
      <text:p text:style-name="P4"><text:tab/>;</text:p>
      <text:p text:style-name="P4"><text:tab/><text:tab/></text:p>
      <text:p text:style-name="P4">E : E '+' E { $$ = $1 + $3; }</text:p>
      <text:p text:style-name="P4"><text:tab/>| E '-' E { $$ = $1 - $3; }</text:p>
      <text:p text:style-name="P4"><text:tab/>| E '*' E { $$ = $1 * $3; }</text:p>
      <text:p text:style-name="P4"><text:tab/>| E '/' E { $$ = $1 / $3; }</text:p>
      <text:p text:style-name="P4"><text:tab/>| '-' E %prec UN {$$ = -1 * $2;}</text:p>
      <text:p text:style-name="P4"><text:tab/>| E '^' E {$$ = pow($1,$3);}</text:p>
      <text:p text:style-name="P4"><text:tab/>| SINE '(' E ')' {$$ = sin($3);}</text:p>
      <text:p text:style-name="P4"><text:tab/>| LOG '(' E ')' {$$ = log($3);}</text:p>
      <text:p text:style-name="P4"><text:tab/>| NUM </text:p>
      <text:p text:style-name="P4"><text:tab/>;</text:p>
      <text:p text:style-name="P4">%%</text:p>
      <text:p text:style-name="P4"></text:p>
      <text:p text:style-name="P4">int main(){</text:p>
      <text:p text:style-name="P4"><text:tab/>stdin=fopen("in","r"); </text:p>
      <text:p text:style-name="P4"><text:tab/>yyparse();</text:p>
      <text:p text:style-name="P4"><text:tab/>return 0;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lex.l</text:p>
      <text:p text:style-name="P9"/>
      <text:p text:style-name="P10">%{</text:p>
      <text:p text:style-name="P10">#include &lt;stdio.h&gt;</text:p>
      <text:p text:style-name="P10">#include &lt;ctype.h&gt;</text:p>
      <text:p text:style-name="P10">#include "y.tab.h"</text:p>
      <text:p text:style-name="P10">%}</text:p>
      <text:p text:style-name="P10"></text:p>
      <text:p text:style-name="P10">NUM [0-9]+</text:p>
      <text:p text:style-name="P10">WHITESPACE \t</text:p>
      <text:p text:style-name="P10"></text:p>
      <text:p text:style-name="P10">%%</text:p>
      <text:p text:style-name="P10">{NUM}|({NUM}"."{NUM}) { yylval.d = atof(yytext); return NUM;}</text:p>
      <text:p text:style-name="P10">\n {return NL;}</text:p>
      <text:p text:style-name="P10">"+"|"-"|"*"|"/"|"^"|"("|")" {return yytext[0];}</text:p>
      <text:p text:style-name="P10">"sin" {return SINE;}</text:p>
      <text:p text:style-name="P10">"log" {return LOG;}</text:p>
      <text:p text:style-name="P10">{WHITESPACE}</text:p>
      <text:p text:style-name="P10">%%</text:p>
      <text:p text:style-name="P10"/>
      <text:p text:style-name="P8">INPUT</text:p>
      <text:p text:style-name="P11">5+5</text:p>
      <text:p text:style-name="P11">6+4</text:p>
      <text:p text:style-name="P11">4+5</text:p>
      <text:p text:style-name="P11">-4*2</text:p>
      <text:p text:style-name="P11">5^2</text:p>
      <text:p text:style-name="P11">sin(90)</text:p>
      <text:p text:style-name="P11">log(4)</text:p>
      <text:p text:style-name="P11"/>
      <text:p text:style-name="P8">OUTPUT</text:p>
      <text:p text:style-name="P8"/>
      <text:p text:style-name="P11">bhushan@bhushan-desktop:~/LAB/CD/4$ yacc -d yac.y</text:p>
      <text:p text:style-name="P11">bhushan@bhushan-desktop:~/LAB/CD/4$ lex lex.l</text:p>
      <text:p text:style-name="P11">bhushan@bhushan-desktop:~/LAB/CD/4$ gcc lex.yy.c y.tab.c -ll -lm -o l</text:p>
      <text:p text:style-name="P11">bhushan@bhushan-desktop:~/LAB/CD/4$ ./l</text:p>
      <text:p text:style-name="P11">Ans is 10.000000</text:p>
      <text:p text:style-name="P11">Ans is 10.000000</text:p>
      <text:p text:style-name="P11">Ans is 9.000000</text:p>
      <text:p text:style-name="P11">Ans is -8.000000</text:p>
      <text:p text:style-name="P11">Ans is 25.000000</text:p>
      <text:p text:style-name="P11">Ans is 0.893997</text:p>
      <text:p text:style-name="P11">Ans is 1.386294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31541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font-weight="bold" officeooo:rsid="00031541" style:font-size-asian="14pt" style:font-weight-asian="bold"/>
    </style:style>
    <style:style style:name="MT3" style:family="text">
      <style:text-properties style:font-name="Liberation Serif" fo:font-size="14pt" fo:font-weight="bold" officeooo:rsid="00031541" style:font-size-asian="14pt" style:font-weight-asian="bold" style:font-name-complex="Courier Ne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D LAB </text:span><text:span text:style-name="MT2">4</text:span><text:span text:style-name="MT1"> </text:span><text:span text:style-name="MT3">Calculator for Arithmetic Expressions using YACC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07:33.301480942</meta:creation-date>
    <dc:date>2014-11-09T17:57:24.935691014</dc:date>
    <meta:editing-duration>PT5M51S</meta:editing-duration>
    <meta:editing-cycles>9</meta:editing-cycles>
    <meta:generator>LibreOffice/4.2.3.3$Linux_X86_64 LibreOffice_project/420m0$Build-3</meta:generator>
    <meta:document-statistic meta:table-count="0" meta:image-count="0" meta:object-count="0" meta:page-count="2" meta:paragraph-count="80" meta:word-count="233" meta:character-count="1331" meta:non-whitespace-character-count="1080"/>
  </office:meta>
</office:document-meta>
</file>